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61in"/>
    </style:style>
    <style:style style:name="co4" style:family="table-column">
      <style:table-column-properties fo:break-before="auto" style:column-width="2.4902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4.66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4" table:default-cell-style-name="Default"/>
        <table:table-column table:style-name="co5" table:default-cell-style-name="ce1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>
            <text:p>Venue Name</text:p>
          </table:table-cell>
          <table:table-cell office:value-type="string">
            <text:p>Street 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medy</text:p>
          </table:table-cell>
          <table:table-cell office:value-type="string">
            <text:p>Open Mic</text:p>
          </table:table-cell>
          <table:table-cell office:value-type="string">
            <text:p>Piano</text:p>
          </table:table-cell>
          <table:table-cell office:value-type="string">
            <text:p>Dancing</text:p>
          </table:table-cell>
          <table:table-cell table:style-name="Default" office:value-type="string">
            <text:p>Karaoke</text:p>
          </table:table-cell>
          <table:table-cell office:value-type="string">
            <text:p>Live Music</text:p>
          </table:table-cell>
          <table:table-cell office:value-type="string">
            <text:p>Live Other</text:p>
          </table:table-cell>
          <table:table-cell office:value-type="string">
            <text:p>Live Price</text:p>
          </table:table-cell>
          <table:table-cell office:value-type="string">
            <text:p>Live Attire</text:p>
          </table:table-cell>
          <table:table-cell table:style-name="ce2" office:value-type="string">
            <text:p>Live +</text:p>
          </table:table-cell>
        </table:table-row>
        <table:table-row table:style-name="ro2">
          <table:table-cell office:value-type="string">
            <text:p>Tin Roof</text:p>
          </table:table-cell>
          <table:table-cell office:value-type="string">
            <text:p>2709 7th Ave S</text:p>
          </table:table-cell>
          <table:table-cell office:value-type="string">
            <text:p>Birmingham</text:p>
          </table:table-cell>
          <table:table-cell office:value-type="string">
            <text:p>AL</text:p>
          </table:table-cell>
          <table:table-cell office:value-type="float" office:value="35233">
            <text:p>3523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office:value-type="string">
            <text:p>West End Smokehouse &amp; Tavern</text:p>
          </table:table-cell>
          <table:table-cell office:value-type="string">
            <text:p>215 N Shackleford Rd</text:p>
          </table:table-cell>
          <table:table-cell office:value-type="string">
            <text:p>Little Rock</text:p>
          </table:table-cell>
          <table:table-cell office:value-type="string">
            <text:p>AR</text:p>
          </table:table-cell>
          <table:table-cell office:value-type="float" office:value="72211">
            <text:p>72211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Bullock's Country Attitudes</text:p>
          </table:table-cell>
          <table:table-cell office:value-type="string">
            <text:p>2601 W Bethany Home Rd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float" office:value="85017">
            <text:p>85017</text:p>
          </table:table-cell>
          <table:table-cell table:number-columns-repeated="3"/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2">
          <table:table-cell office:value-type="string">
            <text:p>The Short Stop</text:p>
          </table:table-cell>
          <table:table-cell office:value-type="string">
            <text:p>1455 Sunset Blvd</text:p>
          </table:table-cell>
          <table:table-cell office:value-type="string">
            <text:p>Los Angeles</text:p>
          </table:table-cell>
          <table:table-cell office:value-type="string">
            <text:p>CA</text:p>
          </table:table-cell>
          <table:table-cell office:value-type="float" office:value="90026">
            <text:p>90026</text:p>
          </table:table-cell>
          <table:table-cell table:number-columns-repeated="4"/>
          <table:table-cell table:style-name="Default"/>
          <table:table-cell office:value-type="string">
            <text:p>Dancing</text:p>
          </table:table-cell>
          <table:table-cell table:number-columns-repeated="3"/>
          <table:table-cell office:value-type="string">
            <text:p>Bar Sports, Games (Beer Pong)</text:p>
          </table:table-cell>
        </table:table-row>
        <table:table-row table:style-name="ro3">
          <table:table-cell office:value-type="string">
            <text:p>Pandora Karaoke &amp; Bar</text:p>
          </table:table-cell>
          <table:table-cell office:value-type="string">
            <text:p>177 Eddy St,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2">
            <text:p>94102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5"/>
        </table:table-row>
        <table:table-row table:style-name="ro3">
          <table:table-cell office:value-type="string">
            <text:p>YamaSho</text:p>
          </table:table-cell>
          <table:table-cell office:value-type="string">
            <text:p>1161 Post S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9">
            <text:p>94109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5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1705 Buchanan S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5">
            <text:p>94115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5"/>
        </table:table-row>
        <table:table-row table:style-name="ro3">
          <table:table-cell office:value-type="string">
            <text:p>Encore Karaoke Lounge</text:p>
          </table:table-cell>
          <table:table-cell office:value-type="string">
            <text:p>1550 California St # 2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9">
            <text:p>94109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5"/>
        </table:table-row>
        <table:table-row table:style-name="ro3">
          <table:table-cell office:value-type="string">
            <text:p>The Mint (Bar) and Hot N Chunky Restaurant</text:p>
          </table:table-cell>
          <table:table-cell office:value-type="string">
            <text:p>1942 Market St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02">
            <text:p>94102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Cash Only</text:p>
          </table:table-cell>
        </table:table-row>
        <table:table-row table:style-name="ro3">
          <table:table-cell office:value-type="string">
            <text:p>3910 Lounge</text:p>
          </table:table-cell>
          <table:table-cell office:value-type="string">
            <text:p>3910 Geary Blvd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8">
            <text:p>94118</text:p>
          </table:table-cell>
          <table:table-cell table:number-columns-repeated="3"/>
          <table:table-cell table:style-name="ce1" office:value-type="string">
            <text:p>true</text:p>
          </table:table-cell>
          <table:table-cell office:value-type="string">
            <text:p>true</text:p>
          </table:table-cell>
          <table:table-cell table:number-columns-repeated="5"/>
        </table:table-row>
        <table:table-row table:style-name="ro3">
          <table:table-cell office:value-type="string">
            <text:p>Festa Wine &amp; Cocktail Lounge</text:p>
          </table:table-cell>
          <table:table-cell office:value-type="string">
            <text:p>1825 Post St #210</text:p>
          </table:table-cell>
          <table:table-cell office:value-type="string">
            <text:p>San Francisco</text:p>
          </table:table-cell>
          <table:table-cell office:value-type="string">
            <text:p>CA</text:p>
          </table:table-cell>
          <table:table-cell office:value-type="float" office:value="94115">
            <text:p>94115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5"/>
        </table:table-row>
        <table:table-row table:style-name="ro3">
          <table:table-cell office:value-type="string">
            <text:p>Stampede</text:p>
          </table:table-cell>
          <table:table-cell office:value-type="string">
            <text:p>2430 S Havana St</text:p>
          </table:table-cell>
          <table:table-cell office:value-type="string">
            <text:p>Aurora</text:p>
          </table:table-cell>
          <table:table-cell office:value-type="string">
            <text:p>CO</text:p>
          </table:table-cell>
          <table:table-cell office:value-type="float" office:value="80014">
            <text:p>80014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style-name="Default"/>
          <table:table-cell table:number-columns-repeated="4"/>
          <table:table-cell office:value-type="string">
            <text:p>Bar Sports, Games (Mechanical Bull)</text:p>
          </table:table-cell>
        </table:table-row>
        <table:table-row table:style-name="ro3">
          <table:table-cell office:value-type="string">
            <text:p>Grizzly Rose</text:p>
          </table:table-cell>
          <table:table-cell office:value-type="string">
            <text:p>5450 N Valley Hwy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float" office:value="80216">
            <text:p>80216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style-name="Default"/>
          <table:table-cell table:number-columns-repeated="4"/>
          <table:table-cell office:value-type="string">
            <text:p>Bar Sports, Games (Mechanical Bull)</text:p>
          </table:table-cell>
        </table:table-row>
        <table:table-row table:style-name="ro3">
          <table:table-cell office:value-type="string">
            <text:p>Chairs</text:p>
          </table:table-cell>
          <table:table-cell office:value-type="string">
            <text:p>2783 MAIN STREET</text:p>
          </table:table-cell>
          <table:table-cell office:value-type="string">
            <text:p>East Point</text:p>
          </table:table-cell>
          <table:table-cell office:value-type="string">
            <text:p>GA</text:p>
          </table:table-cell>
          <table:table-cell office:value-type="float" office:value="30344">
            <text:p>30344</text:p>
          </table:table-cell>
          <table:table-cell table:number-columns-repeated="2"/>
          <table:table-cell table:style-name="ce1" office:value-type="string">
            <text:p>true</text:p>
          </table:table-cell>
          <table:table-cell/>
          <table:table-cell office:value-type="string">
            <text:p>true</text:p>
          </table:table-cell>
          <table:table-cell table:number-columns-repeated="4"/>
          <table:table-cell office:value-type="string">
            <text:p>Bar Sports, Games (Arcades)</text:p>
          </table:table-cell>
        </table:table-row>
        <table:table-row table:style-name="ro3">
          <table:table-cell office:value-type="string">
            <text:p>8 Fat Fat 8 Bar &amp; Grill</text:p>
          </table:table-cell>
          <table:table-cell office:value-type="string">
            <text:p>1327 S Beretania St</text:p>
          </table:table-cell>
          <table:table-cell office:value-type="string">
            <text:p>Honolulu</text:p>
          </table:table-cell>
          <table:table-cell office:value-type="string">
            <text:p>HI</text:p>
          </table:table-cell>
          <table:table-cell office:value-type="float" office:value="96814">
            <text:p>96814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AJ's on East Court</text:p>
          </table:table-cell>
          <table:table-cell office:value-type="string">
            <text:p>419 E Court Ave</text:p>
          </table:table-cell>
          <table:table-cell office:value-type="string">
            <text:p>Des Moines</text:p>
          </table:table-cell>
          <table:table-cell office:value-type="string">
            <text:p>IA</text:p>
          </table:table-cell>
          <table:table-cell office:value-type="float" office:value="50309">
            <text:p>50309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 (Pool)</text:p>
          </table:table-cell>
        </table:table-row>
        <table:table-row table:style-name="ro3">
          <table:table-cell office:value-type="string">
            <text:p>127 Club</text:p>
          </table:table-cell>
          <table:table-cell office:value-type="string">
            <text:p>127 E Idaho Ave</text:p>
          </table:table-cell>
          <table:table-cell office:value-type="string">
            <text:p>Boise</text:p>
          </table:table-cell>
          <table:table-cell office:value-type="string">
            <text:p>ID</text:p>
          </table:table-cell>
          <table:table-cell office:value-type="float" office:value="83642">
            <text:p>83642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Jim's Alibi</text:p>
          </table:table-cell>
          <table:table-cell office:value-type="string">
            <text:p>2710 S Broadway Ave</text:p>
          </table:table-cell>
          <table:table-cell office:value-type="string">
            <text:p>Boise</text:p>
          </table:table-cell>
          <table:table-cell office:value-type="string">
            <text:p>ID</text:p>
          </table:table-cell>
          <table:table-cell office:value-type="float" office:value="83706">
            <text:p>83706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That Place Bar &amp; Grill</text:p>
          </table:table-cell>
          <table:table-cell office:value-type="string">
            <text:p>8810 S Emerson Ave</text:p>
          </table:table-cell>
          <table:table-cell office:value-type="string">
            <text:p>Indianapolis</text:p>
          </table:table-cell>
          <table:table-cell office:value-type="string">
            <text:p>IN</text:p>
          </table:table-cell>
          <table:table-cell office:value-type="float" office:value="46237">
            <text:p>46237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 (Pool, Darts, Shuffleboard)</text:p>
          </table:table-cell>
        </table:table-row>
        <table:table-row table:style-name="ro3">
          <table:table-cell office:value-type="string">
            <text:p>Metro Nightclub &amp; Restaurant</text:p>
          </table:table-cell>
          <table:table-cell office:value-type="string">
            <text:p>707 Massachusetts Ave</text:p>
          </table:table-cell>
          <table:table-cell office:value-type="string">
            <text:p>Indianapolis</text:p>
          </table:table-cell>
          <table:table-cell office:value-type="string">
            <text:p>IN</text:p>
          </table:table-cell>
          <table:table-cell office:value-type="float" office:value="46204">
            <text:p>46204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 (Pool), Gay Bar</text:p>
          </table:table-cell>
        </table:table-row>
        <table:table-row table:style-name="ro3">
          <table:table-cell office:value-type="string">
            <text:p>Kip's Pub</text:p>
          </table:table-cell>
          <table:table-cell office:value-type="string">
            <text:p>9546 Allisonville Rd #110</text:p>
          </table:table-cell>
          <table:table-cell office:value-type="string">
            <text:p>Indianapolis</text:p>
          </table:table-cell>
          <table:table-cell office:value-type="string">
            <text:p>IN</text:p>
          </table:table-cell>
          <table:table-cell office:value-type="float" office:value="46250">
            <text:p>46250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 (Pool, Darts)</text:p>
          </table:table-cell>
        </table:table-row>
        <table:table-row table:style-name="ro3">
          <table:table-cell office:value-type="string">
            <text:p>Punch Bowl Social - Indianapolis</text:p>
          </table:table-cell>
          <table:table-cell office:value-type="string">
            <text:p>120 S Meridian St</text:p>
          </table:table-cell>
          <table:table-cell office:value-type="string">
            <text:p>Indianapolis</text:p>
          </table:table-cell>
          <table:table-cell office:value-type="string">
            <text:p>IN</text:p>
          </table:table-cell>
          <table:table-cell office:value-type="float" office:value="46225">
            <text:p>46225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 (Pool, Darts, PingPong), Games (Arcades, Jenga), Bowling</text:p>
          </table:table-cell>
        </table:table-row>
        <table:table-row table:style-name="ro3">
          <table:table-cell office:value-type="string">
            <text:p>Champs Bar &amp; Grill</text:p>
          </table:table-cell>
          <table:table-cell office:value-type="string">
            <text:p>1106 S Seneca St</text:p>
          </table:table-cell>
          <table:table-cell office:value-type="string">
            <text:p>Wichita</text:p>
          </table:table-cell>
          <table:table-cell office:value-type="string">
            <text:p>KS</text:p>
          </table:table-cell>
          <table:table-cell office:value-type="float" office:value="67213">
            <text:p>67213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 (Pool)</text:p>
          </table:table-cell>
        </table:table-row>
        <table:table-row table:style-name="ro3">
          <table:table-cell office:value-type="string">
            <text:p>Louisville Billiards Club</text:p>
          </table:table-cell>
          <table:table-cell office:value-type="string">
            <text:p>5404 Bardstown Rd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91">
            <text:p>40291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 (Pool)</text:p>
          </table:table-cell>
        </table:table-row>
        <table:table-row table:style-name="ro3">
          <table:table-cell office:value-type="string">
            <text:p>Diamond Pub &amp; Billiards</text:p>
          </table:table-cell>
          <table:table-cell office:value-type="string">
            <text:p>3814 Frankfort Ave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07">
            <text:p>40207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 (Pool)</text:p>
          </table:table-cell>
        </table:table-row>
        <table:table-row table:style-name="ro3">
          <table:table-cell office:value-type="string">
            <text:p>Old Point Bar</text:p>
          </table:table-cell>
          <table:table-cell office:value-type="string">
            <text:p>545 Patterson Rd</text:p>
          </table:table-cell>
          <table:table-cell office:value-type="string">
            <text:p>New Orleans</text:p>
          </table:table-cell>
          <table:table-cell office:value-type="string">
            <text:p>LA</text:p>
          </table:table-cell>
          <table:table-cell office:value-type="float" office:value="70114">
            <text:p>70114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Shamrock</text:p>
          </table:table-cell>
          <table:table-cell office:value-type="string">
            <text:p>4133 S Carrollton Ave</text:p>
          </table:table-cell>
          <table:table-cell office:value-type="string">
            <text:p>New Orleans</text:p>
          </table:table-cell>
          <table:table-cell office:value-type="string">
            <text:p>LA</text:p>
          </table:table-cell>
          <table:table-cell office:value-type="float" office:value="70119">
            <text:p>70119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style-name="Default"/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Grumpy's Bar &amp; Grill</text:p>
          </table:table-cell>
          <table:table-cell office:value-type="string">
            <text:p>1111 S Washington Ave</text:p>
          </table:table-cell>
          <table:table-cell office:value-type="string">
            <text:p>Minneapolis</text:p>
          </table:table-cell>
          <table:table-cell office:value-type="string">
            <text:p>MN</text:p>
          </table:table-cell>
          <table:table-cell office:value-type="float" office:value="55415">
            <text:p>55415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Schooner Tavern</text:p>
          </table:table-cell>
          <table:table-cell office:value-type="string">
            <text:p>2901 27th Ave S</text:p>
          </table:table-cell>
          <table:table-cell office:value-type="string">
            <text:p>Minneapolis</text:p>
          </table:table-cell>
          <table:table-cell office:value-type="string">
            <text:p>MN</text:p>
          </table:table-cell>
          <table:table-cell office:value-type="float" office:value="55406">
            <text:p>55406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Slate Charlotte</text:p>
          </table:table-cell>
          <table:table-cell office:value-type="string">
            <text:p>200 E Bland St</text:p>
          </table:table-cell>
          <table:table-cell office:value-type="string">
            <text:p>Charlotte</text:p>
          </table:table-cell>
          <table:table-cell office:value-type="string">
            <text:p>NC</text:p>
          </table:table-cell>
          <table:table-cell office:value-type="float" office:value="28203">
            <text:p>28203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, Games (Jenga)</text:p>
          </table:table-cell>
        </table:table-row>
        <table:table-row table:style-name="ro3">
          <table:table-cell office:value-type="string">
            <text:p>The Bowler Inc.</text:p>
          </table:table-cell>
          <table:table-cell office:value-type="string">
            <text:p>2630 S University Dr</text:p>
          </table:table-cell>
          <table:table-cell office:value-type="string">
            <text:p>Fargo</text:p>
          </table:table-cell>
          <table:table-cell office:value-type="string">
            <text:p>ND</text:p>
          </table:table-cell>
          <table:table-cell office:value-type="float" office:value="58103">
            <text:p>58103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, Casino games, Bowling</text:p>
          </table:table-cell>
        </table:table-row>
        <table:table-row table:style-name="ro3">
          <table:table-cell office:value-type="string">
            <text:p>Louie's Pub &amp; Grill</text:p>
          </table:table-cell>
          <table:table-cell office:value-type="string">
            <text:p>5603 Menaul Blvd NE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float" office:value="87110">
            <text:p>87110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Backstage Bar &amp; Billiards</text:p>
          </table:table-cell>
          <table:table-cell office:value-type="string">
            <text:p>601 Fremont St</text:p>
          </table:table-cell>
          <table:table-cell office:value-type="string">
            <text:p>Las Vegas</text:p>
          </table:table-cell>
          <table:table-cell office:value-type="string">
            <text:p>NV</text:p>
          </table:table-cell>
          <table:table-cell office:value-type="float" office:value="89101">
            <text:p>89101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Cobra Club</text:p>
          </table:table-cell>
          <table:table-cell office:value-type="string">
            <text:p>6 Wyckoff Ave</text:p>
          </table:table-cell>
          <table:table-cell office:value-type="string">
            <text:p>Brooklyn</text:p>
          </table:table-cell>
          <table:table-cell office:value-type="string">
            <text:p>NY</text:p>
          </table:table-cell>
          <table:table-cell office:value-type="float" office:value="11237">
            <text:p>11237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The Social Room</text:p>
          </table:table-cell>
          <table:table-cell office:value-type="string">
            <text:p>2261 Lee Rd</text:p>
          </table:table-cell>
          <table:table-cell office:value-type="string">
            <text:p>Cleveland Heights</text:p>
          </table:table-cell>
          <table:table-cell office:value-type="string">
            <text:p>OH</text:p>
          </table:table-cell>
          <table:table-cell office:value-type="float" office:value="44118">
            <text:p>44118</text:p>
          </table:table-cell>
          <table:table-cell/>
          <table:table-cell table:style-name="ce1" office:value-type="string">
            <text:p>true</text:p>
          </table:table-cell>
          <table:table-cell table:number-columns-repeated="2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Iggy's Tavern</text:p>
          </table:table-cell>
          <table:table-cell office:value-type="string">
            <text:p>13405 Madison Ave</text:p>
          </table:table-cell>
          <table:table-cell office:value-type="string">
            <text:p>Lakewood</text:p>
          </table:table-cell>
          <table:table-cell office:value-type="string">
            <text:p>OH</text:p>
          </table:table-cell>
          <table:table-cell office:value-type="float" office:value="44107">
            <text:p>44107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Bluebonnet Bar</text:p>
          </table:table-cell>
          <table:table-cell office:value-type="string">
            <text:p>321 E Main St,</text:p>
          </table:table-cell>
          <table:table-cell office:value-type="string">
            <text:p>Norman</text:p>
          </table:table-cell>
          <table:table-cell office:value-type="string">
            <text:p>OK</text:p>
          </table:table-cell>
          <table:table-cell office:value-type="float" office:value="73069">
            <text:p>73069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Mooney's Pub &amp; Grill</text:p>
          </table:table-cell>
          <table:table-cell office:value-type="string">
            <text:p>6221 N Interstate Dr</text:p>
          </table:table-cell>
          <table:table-cell office:value-type="string">
            <text:p>Norman</text:p>
          </table:table-cell>
          <table:table-cell office:value-type="string">
            <text:p>OK</text:p>
          </table:table-cell>
          <table:table-cell office:value-type="float" office:value="73069">
            <text:p>73069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Opies House of Spirits</text:p>
          </table:table-cell>
          <table:table-cell office:value-type="string">
            <text:p>1430 W Lindsey St</text:p>
          </table:table-cell>
          <table:table-cell office:value-type="string">
            <text:p>Norman</text:p>
          </table:table-cell>
          <table:table-cell office:value-type="string">
            <text:p>OK</text:p>
          </table:table-cell>
          <table:table-cell office:value-type="float" office:value="73069">
            <text:p>73069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style-name="Default"/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Red Brick Bar</text:p>
          </table:table-cell>
          <table:table-cell office:value-type="string">
            <text:p>311 E Main St</text:p>
          </table:table-cell>
          <table:table-cell office:value-type="string">
            <text:p>Norman</text:p>
          </table:table-cell>
          <table:table-cell office:value-type="string">
            <text:p>OK</text:p>
          </table:table-cell>
          <table:table-cell office:value-type="float" office:value="73069">
            <text:p>73069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Rontoms</text:p>
          </table:table-cell>
          <table:table-cell office:value-type="string">
            <text:p>600 E Burnside St,</text:p>
          </table:table-cell>
          <table:table-cell office:value-type="string">
            <text:p>Portland</text:p>
          </table:table-cell>
          <table:table-cell office:value-type="string">
            <text:p>OR</text:p>
          </table:table-cell>
          <table:table-cell office:value-type="float" office:value="97214">
            <text:p>97214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 (PingPong)</text:p>
          </table:table-cell>
        </table:table-row>
        <table:table-row table:style-name="ro3">
          <table:table-cell office:value-type="string">
            <text:p>TNT's Billiards Bar &amp; Grill</text:p>
          </table:table-cell>
          <table:table-cell office:value-type="string">
            <text:p>4523 Nolensville Rd</text:p>
          </table:table-cell>
          <table:table-cell office:value-type="string">
            <text:p>Nashville</text:p>
          </table:table-cell>
          <table:table-cell office:value-type="string">
            <text:p>TN</text:p>
          </table:table-cell>
          <table:table-cell office:value-type="float" office:value="37211">
            <text:p>37211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Warehouse Billiard Bar</text:p>
          </table:table-cell>
          <table:table-cell office:value-type="string">
            <text:p>509 E Ben White Blvd</text:p>
          </table:table-cell>
          <table:table-cell office:value-type="string">
            <text:p>Austin</text:p>
          </table:table-cell>
          <table:table-cell office:value-type="string">
            <text:p>TX</text:p>
          </table:table-cell>
          <table:table-cell office:value-type="float" office:value="78704">
            <text:p>78704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O'Riley's</text:p>
          </table:table-cell>
          <table:table-cell office:value-type="string">
            <text:p>8989 Forest Lane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float" office:value="75243">
            <text:p>75243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Sharky's Bar, Grill &amp; Games</text:p>
          </table:table-cell>
          <table:table-cell office:value-type="string">
            <text:p>17453 Preston Rd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float" office:value="75252">
            <text:p>75252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, Games</text:p>
          </table:table-cell>
        </table:table-row>
        <table:table-row table:style-name="ro3">
          <table:table-cell office:value-type="string">
            <text:p>Parlor Live</text:p>
          </table:table-cell>
          <table:table-cell office:value-type="string">
            <text:p>700 Bellevue Way NE #300</text:p>
          </table:table-cell>
          <table:table-cell office:value-type="string">
            <text:p>Bellevue</text:p>
          </table:table-cell>
          <table:table-cell office:value-type="string">
            <text:p>WA</text:p>
          </table:table-cell>
          <table:table-cell office:value-type="float" office:value="98004">
            <text:p>98004</text:p>
          </table:table-cell>
          <table:table-cell table:style-name="ce1" office:value-type="string">
            <text:p>true</text:p>
          </table:table-cell>
          <table:table-cell table:number-columns-repeated="3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Ballroom</text:p>
          </table:table-cell>
          <table:table-cell office:value-type="string">
            <text:p>456 N 36th St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03">
            <text:p>98103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style-name="Default"/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Boxcar Ale House</text:p>
          </table:table-cell>
          <table:table-cell office:value-type="string">
            <text:p>3407 Gilman Ave W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99">
            <text:p>98199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 (Pool, PingPong)</text:p>
          </table:table-cell>
        </table:table-row>
        <table:table-row table:style-name="ro3">
          <table:table-cell office:value-type="string">
            <text:p>Ozzie's</text:p>
          </table:table-cell>
          <table:table-cell office:value-type="string">
            <text:p>105 W Mercer St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19">
            <text:p>98119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Admiral Pub</text:p>
          </table:table-cell>
          <table:table-cell office:value-type="string">
            <text:p>2306 California Ave SW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16">
            <text:p>98116</text:p>
          </table:table-cell>
          <table:table-cell table:number-columns-repeated="4"/>
          <table:table-cell office:value-type="string">
            <text:p>true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Bar Sports, Games</text:p>
          </table:table-cell>
        </table:table-row>
        <table:table-row table:style-name="ro3">
          <table:table-cell office:value-type="string">
            <text:p>Yen Wor Village</text:p>
          </table:table-cell>
          <table:table-cell office:value-type="string">
            <text:p>2300 California Ave SW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16">
            <text:p>98116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 (Pool)</text:p>
          </table:table-cell>
        </table:table-row>
        <table:table-row table:style-name="ro3">
          <table:table-cell office:value-type="string">
            <text:p>SPIN Seattle</text:p>
          </table:table-cell>
          <table:table-cell office:value-type="string">
            <text:p>1511 6th Ave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01">
            <text:p>98101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 (PingPong)</text:p>
          </table:table-cell>
        </table:table-row>
        <table:table-row table:style-name="ro3">
          <table:table-cell office:value-type="string">
            <text:p>Waterwheel Lounge</text:p>
          </table:table-cell>
          <table:table-cell office:value-type="string">
            <text:p>7034 15th Ave NW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17">
            <text:p>98117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 (PingPong), Games (Trivia, Bingo)</text:p>
          </table:table-cell>
        </table:table-row>
        <table:table-row table:style-name="ro3">
          <table:table-cell office:value-type="string">
            <text:p>Brass Ring Bar &amp; Restaurant</text:p>
          </table:table-cell>
          <table:table-cell office:value-type="string">
            <text:p>701 E Washington Ave</text:p>
          </table:table-cell>
          <table:table-cell office:value-type="string">
            <text:p>Madison</text:p>
          </table:table-cell>
          <table:table-cell office:value-type="string">
            <text:p>WI</text:p>
          </table:table-cell>
          <table:table-cell office:value-type="float" office:value="53703">
            <text:p>53703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, Games (Trivia)</text:p>
          </table:table-cell>
        </table:table-row>
        <table:table-row table:style-name="ro3">
          <table:table-cell office:value-type="string">
            <text:p>Paradise Lounge</text:p>
          </table:table-cell>
          <table:table-cell office:value-type="string">
            <text:p>119 W Main St</text:p>
          </table:table-cell>
          <table:table-cell office:value-type="string">
            <text:p>Madison</text:p>
          </table:table-cell>
          <table:table-cell office:value-type="string">
            <text:p>WI</text:p>
          </table:table-cell>
          <table:table-cell office:value-type="float" office:value="53703">
            <text:p>53703</text:p>
          </table:table-cell>
          <table:table-cell table:number-columns-repeated="4"/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Outlaw Saloon</text:p>
          </table:table-cell>
          <table:table-cell office:value-type="string">
            <text:p>312 S Greeley Hwy</text:p>
          </table:table-cell>
          <table:table-cell office:value-type="string">
            <text:p>Cheyenne</text:p>
          </table:table-cell>
          <table:table-cell office:value-type="string">
            <text:p>WY</text:p>
          </table:table-cell>
          <table:table-cell office:value-type="float" office:value="82007">
            <text:p>82007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style-name="Default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PepperMill Bar &amp; Liquor</text:p>
          </table:table-cell>
          <table:table-cell office:value-type="string">
            <text:p>618 Stillwater Ave</text:p>
          </table:table-cell>
          <table:table-cell office:value-type="string">
            <text:p>Cheyenne</text:p>
          </table:table-cell>
          <table:table-cell office:value-type="string">
            <text:p>WY</text:p>
          </table:table-cell>
          <table:table-cell office:value-type="float" office:value="82001">
            <text:p>82001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</text:p>
          </table:table-cell>
        </table:table-row>
        <table:table-row table:style-name="ro3">
          <table:table-cell office:value-type="string">
            <text:p>Scooter's Bar &amp; Package Liquor</text:p>
          </table:table-cell>
          <table:table-cell office:value-type="string">
            <text:p>507 E Lincolnway</text:p>
          </table:table-cell>
          <table:table-cell office:value-type="string">
            <text:p>Cheyenne</text:p>
          </table:table-cell>
          <table:table-cell office:value-type="string">
            <text:p>WY</text:p>
          </table:table-cell>
          <table:table-cell office:value-type="float" office:value="82001">
            <text:p>82001</text:p>
          </table:table-cell>
          <table:table-cell table:number-columns-repeated="4"/>
          <table:table-cell office:value-type="string">
            <text:p>true</text:p>
          </table:table-cell>
          <table:table-cell table:number-columns-repeated="4"/>
          <table:table-cell office:value-type="string">
            <text:p>Bar Sport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4/17/2018</text:date>, <text:time>15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2:29:50.57</meta:creation-date>
    <dc:date>2018-04-17T15:07:23.13</dc:date>
    <meta:editing-duration>PT44M9S</meta:editing-duration>
    <meta:editing-cycles>4</meta:editing-cycles>
    <meta:generator>OpenOffice/4.1.3$Win32 OpenOffice.org_project/413m1$Build-9783</meta:generator>
    <meta:document-statistic meta:table-count="3" meta:cell-count="432" meta:object-count="0"/>
  </office:meta>
</office:document-meta>
</file>